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1.8827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5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4">
      <style:table-cell-properties style:text-align-source="fix" style:repeat-content="false" fo:border="none" style:rotation-align="none"/>
      <style:paragraph-properties fo:text-align="end" fo:margin-left="0in"/>
    </style:style>
    <style:style style:name="ce12" style:family="table-cell" style:parent-style-name="Default" style:data-style-name="N124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4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in"/>
    </style:style>
    <style:style style:name="ce22" style:family="table-cell" style:parent-style-name="Default" style:data-style-name="N124">
      <style:table-cell-properties fo:border-bottom="0.06pt solid #000000" style:text-align-source="fix" style:repeat-content="false" fo:border-left="none" fo:border-right="0.06pt solid #000000" style:rotation-align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4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table table:name="player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5" table:default-cell-style-name="ce15"/>
        <table:table-row table:style-name="ro1">
          <table:table-cell table:style-name="Default"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Player</text:p>
          </table:table-cell>
          <table:table-cell table:style-name="ce7" office:value-type="string" calcext:value-type="string">
            <text:p># Shots TFO</text:p>
          </table:table-cell>
          <table:table-cell table:style-name="ce10" office:value-type="string" calcext:value-type="string" table:number-columns-spanned="2" table:number-rows-spanned="1">
            <text:p>Change in eFG %</text:p>
          </table:table-cell>
          <table:covered-table-cell table:style-name="ce14"/>
        </table:table-row>
        <table:table-row table:style-name="ro3">
          <table:table-cell/>
          <table:table-cell office:value-type="string" calcext:value-type="string">
            <text:p>J .Harden</text:p>
          </table:table-cell>
          <table:table-cell office:value-type="float" office:value="42" calcext:value-type="float">
            <text:p>42</text:p>
          </table:table-cell>
          <table:table-cell office:value-type="percentage" office:value="-0.0734680326313792" calcext:value-type="percentage">
            <text:p>-7.3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. Westbrook</text:p>
          </table:table-cell>
          <table:table-cell office:value-type="float" office:value="38" calcext:value-type="float">
            <text:p>38</text:p>
          </table:table-cell>
          <table:table-cell office:value-type="percentage" office:value="0.0614517061885483" calcext:value-type="percentage">
            <text:p>6.1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. Hayward</text:p>
          </table:table-cell>
          <table:table-cell office:value-type="float" office:value="31" calcext:value-type="float">
            <text:p>31</text:p>
          </table:table-cell>
          <table:table-cell office:value-type="percentage" office:value="-0.25817423743691" calcext:value-type="percentage">
            <text:p>-25.8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J. Smith</text:p>
          </table:table-cell>
          <table:table-cell office:value-type="float" office:value="29" calcext:value-type="float">
            <text:p>29</text:p>
          </table:table-cell>
          <table:table-cell office:value-type="percentage" office:value="-0.135295409620031" calcext:value-type="percentage">
            <text:p>-13.5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. Williams</text:p>
          </table:table-cell>
          <table:table-cell office:value-type="float" office:value="29" calcext:value-type="float">
            <text:p>29</text:p>
          </table:table-cell>
          <table:table-cell office:value-type="percentage" office:value="0.18395675043834" calcext:value-type="percentage">
            <text:p>18.4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J. Wall</text:p>
          </table:table-cell>
          <table:table-cell office:value-type="float" office:value="29" calcext:value-type="float">
            <text:p>29</text:p>
          </table:table-cell>
          <table:table-cell office:value-type="percentage" office:value="-0.15526412325752" calcext:value-type="percentage">
            <text:p>-15.5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. Ginobili</text:p>
          </table:table-cell>
          <table:table-cell office:value-type="float" office:value="27" calcext:value-type="float">
            <text:p>27</text:p>
          </table:table-cell>
          <table:table-cell office:value-type="percentage" office:value="0.0723905723905723" calcext:value-type="percentage">
            <text:p>7.2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. Harris</text:p>
          </table:table-cell>
          <table:table-cell office:value-type="float" office:value="26" calcext:value-type="float">
            <text:p>26</text:p>
          </table:table-cell>
          <table:table-cell office:value-type="percentage" office:value="-0.0631067961165048" calcext:value-type="percentage">
            <text:p>-6.3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. Aldridge</text:p>
          </table:table-cell>
          <table:table-cell office:value-type="float" office:value="26" calcext:value-type="float">
            <text:p>26</text:p>
          </table:table-cell>
          <table:table-cell office:value-type="percentage" office:value="0.0475939585528626" calcext:value-type="percentage">
            <text:p>4.8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. Williams</text:p>
          </table:table-cell>
          <table:table-cell office:value-type="float" office:value="26" calcext:value-type="float">
            <text:p>26</text:p>
          </table:table-cell>
          <table:table-cell office:value-type="percentage" office:value="-0.0140224358974359" calcext:value-type="percentage">
            <text:p>-1.4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. Bledsoe</text:p>
          </table:table-cell>
          <table:table-cell office:value-type="float" office:value="25" calcext:value-type="float">
            <text:p>25</text:p>
          </table:table-cell>
          <table:table-cell office:value-type="percentage" office:value="-0.239439252336449" calcext:value-type="percentage">
            <text:p>-23.9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J. Johnson</text:p>
          </table:table-cell>
          <table:table-cell office:value-type="float" office:value="23" calcext:value-type="float">
            <text:p>23</text:p>
          </table:table-cell>
          <table:table-cell office:value-type="percentage" office:value="-0.00866723500994598" calcext:value-type="percentage">
            <text:p>-0.9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J. Crawford</text:p>
          </table:table-cell>
          <table:table-cell office:value-type="float" office:value="22" calcext:value-type="float">
            <text:p>22</text:p>
          </table:table-cell>
          <table:table-cell office:value-type="percentage" office:value="-0.0140316205533597" calcext:value-type="percentage">
            <text:p>-1.4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 .James</text:p>
          </table:table-cell>
          <table:table-cell office:value-type="float" office:value="22" calcext:value-type="float">
            <text:p>22</text:p>
          </table:table-cell>
          <table:table-cell office:value-type="percentage" office:value="-0.37012987012987" calcext:value-type="percentage">
            <text:p>-37.0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Z. LaVine</text:p>
          </table:table-cell>
          <table:table-cell office:value-type="float" office:value="22" calcext:value-type="float">
            <text:p>22</text:p>
          </table:table-cell>
          <table:table-cell office:value-type="percentage" office:value="-0.128321678321678" calcext:value-type="percentage">
            <text:p>-12.8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. Blake</text:p>
          </table:table-cell>
          <table:table-cell office:value-type="float" office:value="21" calcext:value-type="float">
            <text:p>21</text:p>
          </table:table-cell>
          <table:table-cell office:value-type="percentage" office:value="-0.257738095238095" calcext:value-type="percentage">
            <text:p>-25.8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. Lillard</text:p>
          </table:table-cell>
          <table:table-cell office:value-type="float" office:value="21" calcext:value-type="float">
            <text:p>21</text:p>
          </table:table-cell>
          <table:table-cell office:value-type="percentage" office:value="-0.156306797528172" calcext:value-type="percentage">
            <text:p>-15.6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. Paul</text:p>
          </table:table-cell>
          <table:table-cell office:value-type="float" office:value="21" calcext:value-type="float">
            <text:p>21</text:p>
          </table:table-cell>
          <table:table-cell office:value-type="percentage" office:value="0.0568936877076411" calcext:value-type="percentage">
            <text:p>5.7%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. Thomas</text:p>
          </table:table-cell>
          <table:table-cell office:value-type="float" office:value="20" calcext:value-type="float">
            <text:p>20</text:p>
          </table:table-cell>
          <table:table-cell office:value-type="percentage" office:value="0.263235294117647" calcext:value-type="percentage">
            <text:p>26.3%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M. Ellis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percentage" office:value="0.0653179190751445" calcext:value-type="percentage">
            <text:p>6.5%</text:p>
          </table:table-cell>
          <table:table-cell table:style-name="ce16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vg</text:p>
          </table:table-cell>
          <table:table-cell table:style-name="ce13" table:formula="of:=AVERAGE([.D3:.D22])" office:value-type="percentage" office:value="-0.0561562847803297" calcext:value-type="percentage">
            <text:p>-5.62%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13"/>
          <table:table-cell table:style-name="Default"/>
        </table:table-row>
      </table:table>
      <table:table table:name="teams" table:style-name="ta1">
        <table:table-column table:style-name="co3" table:default-cell-style-name="ce18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3" table:default-cell-style-name="ce24"/>
        <table:table-column table:style-name="co3" table:number-columns-repeated="3" table:default-cell-style-name="ce25"/>
        <table:table-row table:style-name="ro4">
          <table:table-cell table:style-name="ce17" office:value-type="string" calcext:value-type="string">
            <text:p>Team</text:p>
          </table:table-cell>
          <table:table-cell table:style-name="ce20" office:value-type="string" calcext:value-type="string">
            <text:p>Change in eFG %</text:p>
          </table:table-cell>
          <table:table-cell table:number-columns-repeated="4"/>
          <table:table-cell table:style-name="ce23" office:value-type="string" calcext:value-type="string">
            <text:p>Team</text:p>
          </table:table-cell>
          <table:table-cell table:style-name="ce23" office:value-type="string" calcext:value-type="string">
            <text:p>TFO eFG %</text:p>
          </table:table-cell>
          <table:table-cell table:style-name="ce23" office:value-type="string" calcext:value-type="string">
            <text:p>Baseline eFG %</text:p>
          </table:table-cell>
          <table:table-cell table:style-name="ce23" office:value-type="string" calcext:value-type="string">
            <text:p>Change in eFG % (pp)</text:p>
          </table:table-cell>
        </table:table-row>
        <table:table-row table:style-name="ro3">
          <table:table-cell office:value-type="string" calcext:value-type="string">
            <text:p>HOU</text:p>
          </table:table-cell>
          <table:table-cell office:value-type="percentage" office:value="-0.152884615384615" calcext:value-type="percentage">
            <text:p>-15.3%</text:p>
          </table:table-cell>
          <table:table-cell table:number-columns-repeated="4"/>
          <table:table-cell office:value-type="string" calcext:value-type="string">
            <text:p>HOU</text:p>
          </table:table-cell>
          <table:table-cell office:value-type="percentage" office:value="0.4" calcext:value-type="percentage">
            <text:p>40.0%</text:p>
          </table:table-cell>
          <table:table-cell office:value-type="percentage" office:value="0.552884615384615" calcext:value-type="percentage">
            <text:p>55.3%</text:p>
          </table:table-cell>
          <table:table-cell office:value-type="percentage" office:value="-0.152884615384615" calcext:value-type="percentage">
            <text:p>-15.3%</text:p>
          </table:table-cell>
        </table:table-row>
        <table:table-row table:style-name="ro3">
          <table:table-cell office:value-type="string" calcext:value-type="string">
            <text:p>UTA</text:p>
          </table:table-cell>
          <table:table-cell office:value-type="percentage" office:value="-0.146813583349443" calcext:value-type="percentage">
            <text:p>-14.7%</text:p>
          </table:table-cell>
          <table:table-cell table:number-columns-repeated="4"/>
          <table:table-cell office:value-type="string" calcext:value-type="string">
            <text:p>UTA</text:p>
          </table:table-cell>
          <table:table-cell office:value-type="percentage" office:value="0.376190476190476" calcext:value-type="percentage">
            <text:p>37.6%</text:p>
          </table:table-cell>
          <table:table-cell office:value-type="percentage" office:value="0.523004059539919" calcext:value-type="percentage">
            <text:p>52.3%</text:p>
          </table:table-cell>
          <table:table-cell office:value-type="percentage" office:value="-0.146813583349443" calcext:value-type="percentage">
            <text:p>-14.7%</text:p>
          </table:table-cell>
        </table:table-row>
        <table:table-row table:style-name="ro3">
          <table:table-cell office:value-type="string" calcext:value-type="string">
            <text:p>POR</text:p>
          </table:table-cell>
          <table:table-cell office:value-type="percentage" office:value="-0.0936782624050856" calcext:value-type="percentage">
            <text:p>-9.4%</text:p>
          </table:table-cell>
          <table:table-cell table:number-columns-repeated="4"/>
          <table:table-cell office:value-type="string" calcext:value-type="string">
            <text:p>POR</text:p>
          </table:table-cell>
          <table:table-cell office:value-type="percentage" office:value="0.428571428571429" calcext:value-type="percentage">
            <text:p>42.9%</text:p>
          </table:table-cell>
          <table:table-cell office:value-type="percentage" office:value="0.522249690976514" calcext:value-type="percentage">
            <text:p>52.2%</text:p>
          </table:table-cell>
          <table:table-cell office:value-type="percentage" office:value="-0.0936782624050856" calcext:value-type="percentage">
            <text:p>-9.4%</text:p>
          </table:table-cell>
        </table:table-row>
        <table:table-row table:style-name="ro3">
          <table:table-cell office:value-type="string" calcext:value-type="string">
            <text:p>WAS</text:p>
          </table:table-cell>
          <table:table-cell office:value-type="percentage" office:value="-0.0926539610297255" calcext:value-type="percentage">
            <text:p>-9.3%</text:p>
          </table:table-cell>
          <table:table-cell table:number-columns-repeated="4"/>
          <table:table-cell office:value-type="string" calcext:value-type="string">
            <text:p>WAS</text:p>
          </table:table-cell>
          <table:table-cell office:value-type="percentage" office:value="0.426966292134831" calcext:value-type="percentage">
            <text:p>42.7%</text:p>
          </table:table-cell>
          <table:table-cell office:value-type="percentage" office:value="0.519620253164557" calcext:value-type="percentage">
            <text:p>52.0%</text:p>
          </table:table-cell>
          <table:table-cell office:value-type="percentage" office:value="-0.0926539610297255" calcext:value-type="percentage">
            <text:p>-9.3%</text:p>
          </table:table-cell>
        </table:table-row>
        <table:table-row table:style-name="ro3">
          <table:table-cell office:value-type="string" calcext:value-type="string">
            <text:p>CHI</text:p>
          </table:table-cell>
          <table:table-cell office:value-type="percentage" office:value="-0.0709387381895764" calcext:value-type="percentage">
            <text:p>-7.1%</text:p>
          </table:table-cell>
          <table:table-cell table:number-columns-repeated="4"/>
          <table:table-cell office:value-type="string" calcext:value-type="string">
            <text:p>CHI</text:p>
          </table:table-cell>
          <table:table-cell office:value-type="percentage" office:value="0.426470588235294" calcext:value-type="percentage">
            <text:p>42.6%</text:p>
          </table:table-cell>
          <table:table-cell office:value-type="percentage" office:value="0.49740932642487" calcext:value-type="percentage">
            <text:p>49.7%</text:p>
          </table:table-cell>
          <table:table-cell office:value-type="percentage" office:value="-0.0709387381895764" calcext:value-type="percentage">
            <text:p>-7.1%</text:p>
          </table:table-cell>
        </table:table-row>
        <table:table-row table:style-name="ro3">
          <table:table-cell office:value-type="string" calcext:value-type="string">
            <text:p>NYK</text:p>
          </table:table-cell>
          <table:table-cell office:value-type="percentage" office:value="-0.0693562049978823" calcext:value-type="percentage">
            <text:p>-6.9%</text:p>
          </table:table-cell>
          <table:table-cell table:number-columns-repeated="4"/>
          <table:table-cell office:value-type="string" calcext:value-type="string">
            <text:p>NYK</text:p>
          </table:table-cell>
          <table:table-cell office:value-type="percentage" office:value="0.416666666666667" calcext:value-type="percentage">
            <text:p>41.7%</text:p>
          </table:table-cell>
          <table:table-cell office:value-type="percentage" office:value="0.486022871664549" calcext:value-type="percentage">
            <text:p>48.6%</text:p>
          </table:table-cell>
          <table:table-cell office:value-type="percentage" office:value="-0.0693562049978823" calcext:value-type="percentage">
            <text:p>-6.9%</text:p>
          </table:table-cell>
        </table:table-row>
        <table:table-row table:style-name="ro3">
          <table:table-cell office:value-type="string" calcext:value-type="string">
            <text:p>OKC</text:p>
          </table:table-cell>
          <table:table-cell office:value-type="percentage" office:value="-0.0669941018301674" calcext:value-type="percentage">
            <text:p>-6.7%</text:p>
          </table:table-cell>
          <table:table-cell table:number-columns-repeated="4"/>
          <table:table-cell office:value-type="string" calcext:value-type="string">
            <text:p>OKC</text:p>
          </table:table-cell>
          <table:table-cell office:value-type="percentage" office:value="0.421296296296296" calcext:value-type="percentage">
            <text:p>42.1%</text:p>
          </table:table-cell>
          <table:table-cell office:value-type="percentage" office:value="0.488290398126464" calcext:value-type="percentage">
            <text:p>48.8%</text:p>
          </table:table-cell>
          <table:table-cell office:value-type="percentage" office:value="-0.0669941018301674" calcext:value-type="percentage">
            <text:p>-6.7%</text:p>
          </table:table-cell>
        </table:table-row>
        <table:table-row table:style-name="ro3">
          <table:table-cell office:value-type="string" calcext:value-type="string">
            <text:p>ORL</text:p>
          </table:table-cell>
          <table:table-cell office:value-type="percentage" office:value="-0.0645042859195172" calcext:value-type="percentage">
            <text:p>-6.5%</text:p>
          </table:table-cell>
          <table:table-cell table:number-columns-repeated="4"/>
          <table:table-cell office:value-type="string" calcext:value-type="string">
            <text:p>ORL</text:p>
          </table:table-cell>
          <table:table-cell office:value-type="percentage" office:value="0.449367088607595" calcext:value-type="percentage">
            <text:p>44.9%</text:p>
          </table:table-cell>
          <table:table-cell office:value-type="percentage" office:value="0.513871374527112" calcext:value-type="percentage">
            <text:p>51.4%</text:p>
          </table:table-cell>
          <table:table-cell office:value-type="percentage" office:value="-0.0645042859195172" calcext:value-type="percentage">
            <text:p>-6.5%</text:p>
          </table:table-cell>
        </table:table-row>
        <table:table-row table:style-name="ro3">
          <table:table-cell office:value-type="string" calcext:value-type="string">
            <text:p>SAS</text:p>
          </table:table-cell>
          <table:table-cell office:value-type="percentage" office:value="-0.0639015043996594" calcext:value-type="percentage">
            <text:p>-6.4%</text:p>
          </table:table-cell>
          <table:table-cell table:number-columns-repeated="4"/>
          <table:table-cell office:value-type="string" calcext:value-type="string">
            <text:p>SAS</text:p>
          </table:table-cell>
          <table:table-cell office:value-type="percentage" office:value="0.471153846153846" calcext:value-type="percentage">
            <text:p>47.1%</text:p>
          </table:table-cell>
          <table:table-cell office:value-type="percentage" office:value="0.535055350553506" calcext:value-type="percentage">
            <text:p>53.5%</text:p>
          </table:table-cell>
          <table:table-cell office:value-type="percentage" office:value="-0.0639015043996594" calcext:value-type="percentage">
            <text:p>-6.4%</text:p>
          </table:table-cell>
        </table:table-row>
        <table:table-row table:style-name="ro3">
          <table:table-cell table:style-name="ce19" office:value-type="string" calcext:value-type="string">
            <text:p>CLE</text:p>
          </table:table-cell>
          <table:table-cell table:style-name="ce22" office:value-type="percentage" office:value="-0.0553089533417402" calcext:value-type="percentage">
            <text:p>-5.5%</text:p>
          </table:table-cell>
          <table:table-cell table:number-columns-repeated="4"/>
          <table:table-cell office:value-type="string" calcext:value-type="string">
            <text:p>CLE</text:p>
          </table:table-cell>
          <table:table-cell office:value-type="percentage" office:value="0.48" calcext:value-type="percentage">
            <text:p>48.0%</text:p>
          </table:table-cell>
          <table:table-cell office:value-type="percentage" office:value="0.53530895334174" calcext:value-type="percentage">
            <text:p>53.5%</text:p>
          </table:table-cell>
          <table:table-cell office:value-type="percentage" office:value="-0.0553089533417402" calcext:value-type="percentage">
            <text:p>-5.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percentage-style style:name="N124">
      <number:number number:decimal-places="1" number:min-integer-digits="1"/>
      <number:text>%</number:text>
    </number:percentag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22:10:34.830000000</meta:creation-date>
    <dc:date>2015-10-17T17:48:13.208000000</dc:date>
    <meta:editing-duration>P1DT19H26M26S</meta:editing-duration>
    <meta:editing-cycles>15</meta:editing-cycles>
    <meta:generator>LibreOffice/4.2.5.2$Windows_x86 LibreOffice_project/61cb170a04bb1f12e77c884eab9192be736ec5f5</meta:generator>
    <meta:document-statistic meta:table-count="2" meta:cell-count="131" meta:object-count="0"/>
  </office:meta>
</office:document-meta>
</file>